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ff3333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ff3333" style:text-underline-style="none" fo:font-weight="bold" style:font-weight-asian="bold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ff3333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 style:list-style-name="L4">
      <style:text-properties fo:font-weight="normal" style:font-weight-asian="normal" style:font-weight-complex="normal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owanie generyczne - PG</text:p>
      <text:p text:style-name="P2"/>
      <text:p text:style-name="P2">/**/</text:p>
      <text:p text:style-name="P2"><text:span text:style-name="T1">Paradygmat programowania</text:span> – wzorzec programowania. Definiuje sposób patrzenia na przepływ sterowania i wykonywanie programu komputerowego. Np. w programowaniu obiektowym jest on tratowany jako zbiór współpracujących ze sobą obiektów, podczas gdy w programowaniu funkcyjnym definiujemy, co trzeba wykonać, a nie w jaki sposób.</text:p>
      <text:p text:style-name="P2">/**/</text:p>
      <text:p text:style-name="P2"/>
      <text:p text:style-name="P2">Programowanie generyczne to paradygmat programowania stworzony do rozwijania wydajnych, wielokrotnego użytku bibliotek. Zapoczątkowany przez Alexandra Stepanova i Davida Mussera.</text:p>
      <text:p text:style-name="P2">Pierwszy sukces odniósł gdy 'Standard Template Library' (STL) stało się częścią standardu ANSI/ISO C++. Od tego czasu, paradygmatu tego użyto do rozwijania wielu generycznych bibliotek.</text:p>
      <text:p text:style-name="P2"/>
      <text:p text:style-name="P2">Proces PG skupia się na znajdowaniu podobieństwa między podobnymi implementacjami tego samego algorytmu, potem dostarczaniu odpowiednich abstrakcji, żeby pojedynczy, generyczny algorytm mógł pasować do wielu konkretnych implementacji. Proces ten nazwany <text:span text:style-name="T1">liftingiem </text:span>jest powtarzany do momentu gdy algorytm uzyska odpowiedni poziom abstrakcji, gdzie dostarczy maksymalną możliwość wielokrotnego użytku, przy jednoczesnym zapewnieniu wydajnych, konkretnych implementacji. Abstrakcje są wyrażone jako <text:span text:style-name="T1">requirements on the parameters (wymagania na parametry) </text:span>generycznego algorytmu.</text:p>
      <text:p text:style-name="P2"/>
      <text:p text:style-name="P2">Gdy wiele algorytmów pracujących nad danym problemem zostało już <text:span text:style-name="T1">lifted, </text:span>zaczyna się dostrzeganie wzorców pośród wymagań. Częste jest, żeby te same <text:span text:style-name="T1">requirements </text:span>wymagały kilku różnych algorytmów. Kiedy tak się dzieje, każdy zestaw <text:span text:style-name="T1">reqiurements </text:span>jest pakowany w <text:span text:style-name="T1">concept. Concepts </text:span>opisują zestaw abstrakcji, z których każda spełnia wszystkie <text:span text:style-name="T1">reqiurements of concept. </text:span>Kiedy proces PG jest starannie przestrzegany, pojawiające się <text:span text:style-name="T1">concepts </text:span>mają tendencję do opisywania abstrakcji w obszarze problemu w sposób logiczny. Badania algorytmów grafowych stworzą grafowe <text:span text:style-name="T1">concepts, </text:span>podczas gdy badania algebry liniowej stworzą <text:span text:style-name="T1">concepts of </text:span>macierzy i wektorów. Tak więc, wynik procesu PG jest nie tylko implementacją wielokrotnego użytku i efektywną ale też lepszym zrozumieniem dziedziny problemu.</text:p>
      <text:p text:style-name="P2"/>
      <text:p text:style-name="P2">/**/</text:p>
      <text:p text:style-name="P2"/>
      <text:p text:style-name="P2">Argumenty za używaniem STL</text:p>
      <text:list xml:id="list3947394822805713198" text:style-name="L1">
        <text:list-item>
          <text:p text:style-name="P14">ponowne wykorzystanie kodu, nie ma potrzeby do ponownego wynalezienia algorytmu</text:p>
        </text:list-item>
        <text:list-item>
          <text:p text:style-name="P14">wydajność (szybko i bez użycia większych zasobów). Nowoczesne kompilatory C++ są zazwyczaj dostrojone do optymalizowania standardowego kodu C++.</text:p>
        </text:list-item>
        <text:list-item>
          <text:p text:style-name="P14">dokładność, mniej błędów</text:p>
        </text:list-item>
        <text:list-item>
          <text:p text:style-name="P14">lakoniczność, czytelność kodu, zredukowany przepływ danych</text:p>
        </text:list-item>
        <text:list-item>
          <text:p text:style-name="P14">standaryzacja, zagwarantowana dostępność</text:p>
        </text:list-item>
        <text:list-item>
          <text:p text:style-name="P14">wzór do naśladowania do pisania bibliotek</text:p>
        </text:list-item>
        <text:list-item>
          <text:p text:style-name="P14">dobra wiedza struktur danych i algorytmów</text:p>
        </text:list-item>
      </text:list>
      <text:p text:style-name="P2"/>
      <text:p text:style-name="P2">/**/</text:p>
      <text:p text:style-name="P2"/>
      <text:p text:style-name="P2">/* Youtube: Andrew Sutton's C++Now 2015 keynote: generic-programming-with-concepts */</text:p>
      <text:p text:style-name="P2"/>
      <text:p text:style-name="P2">ulepszyć wsparcie języka dla programowania generycznego</text:p>
      <text:p text:style-name="P2">Pozwolić programiście programować pod względem / pod kątem abstrakcji / konceptów zamiast niejasnych symboli zastępczych</text:p>
      <text:p text:style-name="P2"><text:soft-page-break/>Poprawić diagnostyki błędów kompilatora, czas kompilowania</text:p>
      <text:p text:style-name="P2">Nie wpływać na czas wykonania</text:p>
      <text:p text:style-name="P2">/**/</text:p>
      <text:p text:style-name="P2"/>
      <text:p text:style-name="P1">Concepts Lite</text:p>
      <text:p text:style-name="P2">Dodatek do C++, który wspiera:</text:p>
      <text:list xml:id="list1380887376858970366" text:style-name="L2">
        <text:list-item>
          <text:p text:style-name="P15">definicję konceptów jako elementów programu</text:p>
        </text:list-item>
        <text:list-item>
          <text:p text:style-name="P15">użycie definicji konceptu do wymuszenia (ograniczenia) szablonów</text:p>
        </text:list-item>
        <text:list-item>
          <text:p text:style-name="P15">pojęcie <text:span text:style-name="T1">refinement (udoskonalenie) </text:span>dla optymalizacji opartej na typach</text:p>
        </text:list-item>
        <text:list-item>
          <text:p text:style-name="P15">notacja do uproszczenia kilku ograniczonych deklaracji szablonu</text:p>
        </text:list-item>
      </text:list>
      <text:p text:style-name="P2"/>
      <text:p text:style-name="P2">Concepts Lite to wstępny projekt specyfikacji technicznej ISO dla C++ <text:span text:style-name="T1">PDTS (ISO Preliminary Draft Technical Specification for C++)</text:span></text:p>
      <text:p text:style-name="P1"/>
      <text:p text:style-name="P2">Obecnie dostająca komentarze od zarządzających ISO.</text:p>
      <text:p text:style-name="P2">Będzie wprowadzony jako specyfikacja techniczna (<text:span text:style-name="T1">Technical Specification TS)</text:span></text:p>
      <text:p text:style-name="P2">Stanie się częścią C++ po tym (może w C++17)</text:p>
      <text:p text:style-name="P2"/>
      <text:p text:style-name="P2">Zaimplementowany jako gałąź (<text:span text:style-name="T1">branch) </text:span>kompilatora GCC. (Spodziewa się dołączenia do GCC 6.0)</text:p>
      <text:p text:style-name="P2"/>
      <text:list xml:id="list9177233415215357109" text:style-name="L3">
        <text:list-item>
          <text:p text:style-name="P16">Stopniowe wprowadzenie do konceptów</text:p>
        </text:list-item>
        <text:list-item>
          <text:p text:style-name="P16">Koncepty i ich definicje</text:p>
        </text:list-item>
        <text:list-item>
          <text:p text:style-name="P16">Ograniczające szablony (<text:span text:style-name="T1">Constraining templates)</text:span></text:p>
        </text:list-item>
        <text:list-item>
          <text:p text:style-name="P16">Szybkie podsumowanie</text:p>
        </text:list-item>
      </text:list>
      <text:p text:style-name="P2"/>
      <text:list xml:id="list263889331332620459" text:style-name="L4">
        <text:list-item>
          <text:p text:style-name="P17">Języki programowania dają nam sposób na tekstową reprezentację jakiegoś obliczenia komputerowego. Struktura i treść tego tekstu nadają 'sens'. </text:p>
          <text:p text:style-name="P17">2 interpretacje 'sensu':</text:p>
          <text:p text:style-name="P17">- kompilator: generowanie wykonywalnego programu</text:p>
          <text:p text:style-name="P17">- programista: przekazywanie intencji i abstrakcji</text:p>
        </text:list-item>
      </text:list>
      <text:p text:style-name="P2"><text:tab/></text:p>
      <text:p text:style-name="P2"><text:tab/><text:span text:style-name="T2">Języki programowania i nazwy</text:span></text:p>
      <text:p text:style-name="P2"><text:tab/></text:p>
      <text:p text:style-name="P2"><text:tab/>Każdy język programowania ma wbudowane nazwy</text:p>
      <text:p text:style-name="P2"><text:tab/>Podstawowe typy jak: <text:span text:style-name="T1">bool, int, double, char</text:span></text:p>
      <text:p text:style-name="P2"><text:span text:style-name="T1"><text:tab/></text:span>Wyrażenia zawierające operatory: <text:span text:style-name="T1">+, -, =, ==, &lt;</text:span></text:p>
      <text:p text:style-name="P2"><text:span text:style-name="T1"><text:tab/></text:span>Języki definiują znaczenie tych nazw, zależących od typów operatorów.</text:p>
      <text:p text:style-name="P2"/>
      <text:p text:style-name="P2"><text:tab/><text:span text:style-name="T2">Ważność form</text:span></text:p>
      <text:p text:style-name="P4"/>
      <text:p text:style-name="P2"><text:tab/>Niektóre konkretne formy składniowe, oznaczają również zachowania<text:tab/></text:p>
      <text:p text:style-name="P2"><text:tab/>Konstrukcja przy deklaracji, alokowanie (konstruktory)</text:p>
      <text:p text:style-name="P2"><text:tab/>Destrukcja na końcu, usuwanie (destruktory)</text:p>
      <text:p text:style-name="P2"><text:tab/></text:p>
      <text:p text:style-name="P2"><text:tab/><text:span text:style-name="T2">Specjalne formy</text:span></text:p>
      <text:p text:style-name="P4"/>
      <text:p text:style-name="P3"><text:tab/>Type x;<text:tab/>// deklaracja x, domyślnie zainicjalizowana</text:p>
      <text:p text:style-name="P3"><text:tab/>Type y = x;<text:tab/>// deklaracja x jako kopii y</text:p>
      <text:p text:style-name="P3"/>
      <text:p text:style-name="P3"><text:tab/>Jakie spodziewane zachowanie?</text:p>
      <text:p text:style-name="P3"><text:tab/></text:p>
      <text:p text:style-name="P3"><text:soft-page-break/><text:tab/></text:p>
      <text:p text:style-name="P3"><text:tab/><text:span text:style-name="T2">Składnia i semantyka</text:span></text:p>
      <text:p text:style-name="P3"/>
      <text:p text:style-name="P3"><text:tab/>Zachowania wywołane przez różne składnie i różne typy, są<text:span text:style-name="T1"> semantykami </text:span>tych wyrażeń.</text:p>
      <text:p text:style-name="P3"/>
      <text:p text:style-name="P3"><text:tab/><text:span text:style-name="T1">a + b </text:span>jest różne dla <text:span text:style-name="T1">int i double.</text:span></text:p>
      <text:p text:style-name="P3"><text:tab/></text:p>
      <text:p text:style-name="P3"><text:tab/>Chcemy żeby semantyki były podobne i zgodne wśród różnych typów.</text:p>
      <text:p text:style-name="P3"/>
      <text:p text:style-name="P3"><text:tab/>Byłoby bardzo zaskakujące jeśli operator '==' robił coś innego niż zwracanie prawdy gdy <text:tab/>dwie wartości byłyby równe.</text:p>
      <text:p text:style-name="P3"><text:s/></text:p>
      <text:p text:style-name="P3"><text:tab/><text:span text:style-name="T2">Rozszerzanie semantyki</text:span></text:p>
      <text:p text:style-name="P4"/>
      <text:p text:style-name="P3"><text:tab/>C++ chce dostarczyć system, w którym typy zdefiniowane przez użytkownika mogą być <text:tab/>użyte dokładnie tak samo jak typy wbudowane.</text:p>
      <text:p text:style-name="P3"/>
      <text:p text:style-name="P3"><text:tab/>Nie powinno być zmian w składniowych formach gdy wykonujemy te same lub podobne <text:tab/>operacje.</text:p>
      <text:p text:style-name="P3"/>
      <text:p text:style-name="P3"><text:tab/>W porównaniu do Javy</text:p>
      <text:p text:style-name="P3"><text:tab/>int n = 5;<text:tab/>// wbudowany typ</text:p>
      <text:p text:style-name="P3"><text:tab/>Rational r = new Rational(5);<text:tab/><text:tab/>//zdefiniowany przez użytkownika</text:p>
      <text:p text:style-name="P3"/>
      <text:p text:style-name="P3"><text:tab/><text:span text:style-name="T2">Przeciążanie (</text:span><text:span text:style-name="T3">Overloading)</text:span></text:p>
      <text:p text:style-name="P5"/>
      <text:p text:style-name="P3"><text:tab/>Operatory zdefiniowane przez użytkownika powinny być zgodne z semantyką dla typów <text:tab/>wbudowanych i wyrażeń</text:p>
      <text:p text:style-name="P3"/>
      <text:p text:style-name="P3"><text:tab/>operator + - dodaje (albo konkatenuje)</text:p>
      <text:p text:style-name="P3"><text:tab/>operator == - zwraca prawdę gdy dwie wartości są równe</text:p>
      <text:p text:style-name="P3"><text:tab/>operator &lt; - zwraca prawdę gdy jedna wartość jest mniejsza od drugiej</text:p>
      <text:p text:style-name="P3"><text:tab/></text:p>
      <text:p text:style-name="P3"><text:tab/>(Introducing totally semantics breaks programamer expectations)</text:p>
      <text:p text:style-name="P3"/>
      <text:p text:style-name="P3"><text:tab/><text:span text:style-name="T2">Konstruktory i destruktory</text:span></text:p>
      <text:p text:style-name="P4"/>
      <text:p text:style-name="P3"><text:tab/>Powinny także spełniać wymagania dotyczące typów zdefiniowanych przez użytkownika</text:p>
      <text:p text:style-name="P3"/>
      <text:p text:style-name="P3"><text:tab/>Konstruktory</text:p>
      <text:p text:style-name="P3"><text:tab/>nabywać zasoby, ustalić początkowe wartości, ustalić niezmienniki</text:p>
      <text:p text:style-name="P3"/>
      <text:p text:style-name="P3"><text:tab/>Destruktory</text:p>
      <text:p text:style-name="P3"><text:tab/>zwalniać zasoby</text:p>
      <text:p text:style-name="P3"/>
      <text:p text:style-name="P3"><text:tab/><text:span text:style-name="T2">Typy zdefiniowane przez użytkownika</text:span></text:p>
      <text:p text:style-name="P4"/>
      <text:p text:style-name="P3"><text:tab/>Dają moc do robienia wielu interesujących rzeczy.</text:p>
      <text:p text:style-name="P3"/>
      <text:p text:style-name="P3"><text:tab/>Nie robią dziwnych rzeczy</text:p>
      <text:p text:style-name="P3"/>
      <text:p text:style-name="P6"><text:tab/>Konstruktor kopiujący, <text:span text:style-name="T4">który modyfikuje jego argumenty jest dziwny</text:span></text:p>
      <text:p text:style-name="P9"><text:soft-page-break/><text:tab/>Operatory dodawania, które tak właściwie odejmują, są dziwne</text:p>
      <text:p text:style-name="P6"><text:span text:style-name="T4"><text:tab/></text:span><text:span text:style-name="T5">Rozszerzanie języka</text:span></text:p>
      <text:p text:style-name="P9"><text:tab/>Typy zdefiniowane przez użytkownika są używane do rozszerzania ekspresyjnych <text:tab/>możliwości języka</text:p>
      <text:p text:style-name="P9"/>
      <text:p text:style-name="P9"><text:tab/>Większość programów jest bardziej interesujące niż wskaźniki i dodawanie.</text:p>
      <text:p text:style-name="P9"/>
      <text:p text:style-name="P9"><text:tab/>Biblioteki typów zdefiniowanych przez użytkownika ustalają ich własne słownictwo na <text:tab/>szczycie C++.</text:p>
      <text:p text:style-name="P9"/>
      <text:p text:style-name="P6"><text:span text:style-name="T4"><text:tab/></text:span><text:span text:style-name="T5">Related Data Types</text:span></text:p>
      <text:p text:style-name="P10"/>
      <text:p text:style-name="P9"><text:tab/>Struktury danych często wspierają podobne operacje</text:p>
      <text:p text:style-name="P9"/>
      <text:p text:style-name="P9"><text:tab/>Wstawianie na koniec, tablicy mogącej zmieniać wielkość</text:p>
      <text:p text:style-name="P9"><text:tab/>Wstawianie na koniec połączonej listy</text:p>
      <text:p text:style-name="P9"/>
      <text:p text:style-name="P9"><text:tab/>Related operations powinny być mieć taką samą nazwę</text:p>
      <text:p text:style-name="P9"><text:tab/>Tylko jeśli mają taką samą składnię</text:p>
      <text:p text:style-name="P9"/>
      <text:p text:style-name="P6"><text:span text:style-name="T4"><text:tab/></text:span><text:span text:style-name="T5">Składnia i semantyka</text:span></text:p>
      <text:p text:style-name="P10"/>
      <text:p text:style-name="P9"><text:tab/>Dlaczego chcemy powiązać składnię i nazwy z semantyką?</text:p>
      <text:p text:style-name="P9"/>
      <text:p text:style-name="P9"><text:tab/>Zmniejszone obciążenia poznawcze</text:p>
      <text:p text:style-name="P9"><text:tab/>Pozwala na programowanie generyczne</text:p>
      <text:p text:style-name="P9"/>
      <text:p text:style-name="P7"><text:span text:style-name="T4"><text:tab/></text:span><text:span text:style-name="T6">Pozwolenie na programowanie generyczne</text:span></text:p>
      <text:p text:style-name="P10"/>
      <text:p text:style-name="P9"><text:tab/>Gdy semantyka operacji dla różnych typów się zgadza, możemy zdefiniować algorytmy <text:tab/>ogólnie.</text:p>
      <text:p text:style-name="P9"/>
      <text:p text:style-name="P9"><text:tab/>#define append(s,x) (s).push_back(x)</text:p>
      <text:p text:style-name="P9"/>
      <text:p text:style-name="P7"><text:span text:style-name="T7"><text:tab/>Tylko że, </text:span><text:span text:style-name="T4">seq </text:span><text:span text:style-name="T7">nie jest zdefiniowana dla każdego </text:span><text:span text:style-name="T4">s </text:span><text:span text:style-name="T7">i </text:span><text:span text:style-name="T4">x.</text:span></text:p>
      <text:p text:style-name="P9"><text:tab/></text:p>
      <text:p text:style-name="P9"><text:tab/>Więc, dla jakich zestawów typów będzie to dobrze-uformowane?</text:p>
      <text:p text:style-name="P9"/>
      <text:p text:style-name="P7"><text:span text:style-name="T7"><text:tab/></text:span><text:span text:style-name="T6">Zestawy typów </text:span></text:p>
      <text:p text:style-name="P9"><text:tab/></text:p>
      <text:p text:style-name="P9"><text:tab/>Są nazwane zestawy typów, które dzielą powszechne operacje mające podobną semantykę</text:p>
      <text:p text:style-name="P9"/>
      <text:p text:style-name="P9"><text:tab/>Moglibyśmy wyliczać wszystkie typy, które są przynależą do zestawu</text:p>
      <text:p text:style-name="P9"><text:tab/></text:p>
      <text:p text:style-name="P9"><text:tab/>Każdy zestaw jest zdefiniowany przez predykat który ustala włączenie typu do zestawu.</text:p>
      <text:p text:style-name="P9"/>
      <text:p text:style-name="P7"><text:span text:style-name="T7"><text:tab/>Ten predykat to </text:span><text:span text:style-name="T8">koncept.</text:span></text:p>
      <text:p text:style-name="P6"/>
      <text:p text:style-name="P7"><text:span text:style-name="T8"><text:tab/></text:span><text:span text:style-name="T6">Syntaktyczne wymagania (</text:span><text:span text:style-name="T5">requirements) </text:span><text:span text:style-name="T6">konceptów.</text:span></text:p>
      <text:p text:style-name="P9"><text:tab/></text:p>
      <text:p text:style-name="P7"><text:span text:style-name="T7"><text:tab/>Koncepty mogą wyrażać wymagania (</text:span><text:span text:style-name="T4">requirements) </text:span><text:span text:style-name="T7">dla powiązanych operacji (</text:span><text:span text:style-name="T4">associated <text:tab/>operations), </text:span><text:span text:style-name="T7">typów i wartości czasu kompilacji</text:span></text:p>
      <text:p text:style-name="P9"><text:soft-page-break/></text:p>
      <text:p text:style-name="P7"><text:span text:style-name="T7"><text:tab/>Dla wszystkich a i b typu T, czy a &lt; b jest dobrze sformułowane ?(</text:span><text:span text:style-name="T4">well-formed</text:span><text:span text:style-name="T7">)</text:span></text:p>
      <text:p text:style-name="P7"><text:span text:style-name="T7"><text:tab/>Dla wszystkich x typu S, czy x.empty() jest dobrze sformułowane ?(</text:span><text:span text:style-name="T4">well-formed</text:span><text:span text:style-name="T7">)</text:span></text:p>
      <text:p text:style-name="P9"/>
      <text:p text:style-name="P9"><text:tab/>Możemy przetestować dla tych właściwości w czasie kompilacji.</text:p>
      <text:p text:style-name="P9"/>
      <text:p text:style-name="P9"><text:tab/>Właściwości semantyczne nie są wykrywalne w czasie uruchamiania (Otwarty temat badań)</text:p>
      <text:p text:style-name="P9"/>
      <text:p text:style-name="P7"><text:span text:style-name="T7"><text:tab/></text:span><text:span text:style-name="T6">Modele konceptów</text:span></text:p>
      <text:p text:style-name="P9"><text:tab/></text:p>
      <text:p text:style-name="P7"><text:span text:style-name="T7"><text:tab/>Typ który spełnia syntaktyczne i semantyczne wymagania konceptu jest </text:span><text:span text:style-name="T8">modelem</text:span><text:span text:style-name="T7"> tego <text:tab/>konceptu.</text:span></text:p>
      <text:p text:style-name="P9"/>
      <text:p text:style-name="P9"><text:tab/>Jest w zestawie zdefiniowanym przez koncept</text:p>
      <text:p text:style-name="P9"><text:tab/></text:p>
      <text:p text:style-name="P7"><text:span text:style-name="T7"><text:tab/>Możemy <text:s/>tylko oczekiwać semantyki powiązanych operacji (</text:span><text:span text:style-name="T4">associated operations) </text:span><text:span text:style-name="T7">żeby <text:tab/>odpowiadały wymaganiom.</text:span></text:p>
      <text:p text:style-name="P9"/>
      <text:p text:style-name="P9"><text:tab/>Zweryfikuj przez testy, recenzje, automatyczne narzędzie do rozumowania</text:p>
      <text:p text:style-name="P9"/>
      <text:p text:style-name="P7"><text:span text:style-name="T7"><text:tab/></text:span><text:span text:style-name="T6">Podsumowanie</text:span></text:p>
      <text:p text:style-name="P10"/>
      <text:p text:style-name="P9"><text:tab/>Różne typy (wbudowane &amp; zdefiniowane przez użytkownika) dzielą powszechną składnię i <text:tab/>podobną symantykę.</text:p>
      <text:p text:style-name="P9"/>
      <text:p text:style-name="P9"><text:tab/>Koncept to predykat, który definiuje zestaw typów dzielących składnię i semantykę.</text:p>
      <text:p text:style-name="P9"/>
      <text:p text:style-name="P9"><text:tab/>Programowanie generyczne jest całe oparte na konceptach</text:p>
      <text:p text:style-name="P9"/>
      <text:p text:style-name="P9"><text:tab/><text:span text:style-name="T2">Zastosowanie konceptów do algorytmów</text:span></text:p>
      <text:p text:style-name="P10"/>
      <text:p text:style-name="P9"><text:tab/>template&lt;typename S&gt;</text:p>
      <text:p text:style-name="P9"><text:tab/>void append(S&amp; s, Element_type&lt;S&gt; x)</text:p>
      <text:p text:style-name="P9"><text:tab/>{ s.push_back(x); }</text:p>
      <text:p text:style-name="P9"/>
      <text:p text:style-name="P9"><text:tab/>Jakie są wymagania argumentów szablonu dla funkcji append żeby ten szablon był <text:tab/>stworzony jako poprawny algorytm?</text:p>
      <text:p text:style-name="P9"/>
      <text:p text:style-name="P9"><text:tab/>Nazwy <text:span text:style-name="T1">Element_type </text:span><text:span text:style-name="T12">i </text:span><text:span text:style-name="T13">push_back </text:span><text:span text:style-name="T12">zależą od typu </text:span><text:span text:style-name="T13">S.</text:span></text:p>
      <text:p text:style-name="P19"/>
      <text:p text:style-name="P9"><text:span text:style-name="T13"><text:tab/></text:span><text:span text:style-name="T14">Znaczenie nazw</text:span></text:p>
      <text:p text:style-name="P12"/>
      <text:p text:style-name="P11"><text:tab/>Co znaczy Element_type&lt;S&gt; ?</text:p>
      <text:p text:style-name="P11"><text:tab/></text:p>
      <text:p text:style-name="P11"><text:tab/>To alias dla nieokreślonego typu</text:p>
      <text:p text:style-name="P11"><text:tab/>Referencyjny typ musi być typem obiektowym</text:p>
      <text:p text:style-name="P11"/>
      <text:p text:style-name="P11"><text:tab/>Co znaczy s.push_back(x) ?</text:p>
      <text:p text:style-name="P11"/>
      <text:p text:style-name="P11"><text:tab/>Kopia zmiennej x jest wstawiana do s tak że</text:p>
      <text:p text:style-name="P11"><text:tab/></text:p>
      <text:p text:style-name="P11"><text:tab/>s.size() jest raz większa niż s.size() wcześniejszy do wstawiania (s.size() is one greater than <text:soft-page-break/><text:tab/>s.size() prior to insertion)</text:p>
      <text:p text:style-name="P11"><text:tab/>s.back() jest równy x</text:p>
      <text:p text:style-name="P11"><text:tab/>Wartości istniejących elementów są niezmodyfikowane</text:p>
      <text:p text:style-name="P11"><text:tab/>Wstawianie jest amortyzowane w stałym czasie s.size()</text:p>
      <text:p text:style-name="P11"/>
      <text:p text:style-name="P9"><text:span text:style-name="T12"><text:tab/></text:span><text:span text:style-name="T14">Określenie konceptu</text:span></text:p>
      <text:p text:style-name="P12"/>
      <text:p text:style-name="P11"><text:tab/>Algorytm 'append' wymaga żeby S było sekwencją*</text:p>
      <text:p text:style-name="P11"/>
      <text:p text:style-name="P11"><text:tab/>Liniowy układ elementów i dostarcza operacji dla czasu stałego</text:p>
      <text:p text:style-name="P11"/>
      <text:p text:style-name="P11"><text:tab/>Dostęp do ostatniego elementu</text:p>
      <text:p text:style-name="P11"><text:tab/>Wstawienie i usuwanie na końcu sekwencji</text:p>
      <text:p text:style-name="P11"/>
      <text:p text:style-name="P9"><text:span text:style-name="T12"><text:tab/>* bardziej odpowiednia nazwa to </text:span><text:span text:style-name="T10">back insertion sequence</text:span></text:p>
      <text:p text:style-name="P9"/>
      <text:p text:style-name="P9"><text:tab/>template&lt;typename S&gt;</text:p>
      <text:p text:style-name="P9"><text:tab/>void append(S&amp; s, Element_type&lt;S&gt; x)</text:p>
      <text:p text:style-name="P11"><text:tab/>{ s.push_back(x); }</text:p>
      <text:p text:style-name="P11"/>
      <text:p text:style-name="P11"><text:tab/>S jest wymagany żeby było sekwencją typu</text:p>
      <text:p text:style-name="P11"/>
      <text:p text:style-name="P11"><text:tab/><text:span text:style-name="T2">Pochodzenie konceptów</text:span></text:p>
      <text:p text:style-name="P12"/>
      <text:p text:style-name="P11"><text:tab/>Syntaktyczne i semantyczne wymagania konceptu pochodzą z algorytmu</text:p>
      <text:p text:style-name="P11"/>
      <text:p text:style-name="P11"><text:tab/>Nie z patrzenia na gromadę (bunch) typów z podobnymi nazwami</text:p>
      <text:p text:style-name="P11"/>
      <text:p text:style-name="P11"><text:tab/>Nie ze starania się żeby znaleźć najbardziej ogólną semantykę operacji bazującej na nazwie</text:p>
      <text:p text:style-name="P11"/>
      <text:p text:style-name="P11"><text:tab/>I zazwyczaj nie z pojedynczego algorytmu, ale z rodziny blisko powiązanych algorytmów</text:p>
      <text:p text:style-name="P11"/>
      <text:p text:style-name="P11"><text:tab/><text:span text:style-name="T2">Pochodność(Derivation) algorytmów</text:span></text:p>
      <text:p text:style-name="P12"/>
      <text:p text:style-name="P11"><text:tab/>Algorytmy generyczne istnieją tylko ponieważ podążają za teoriami ustanowionymi przez <text:tab/>semantykę tych konceptów</text:p>
      <text:p text:style-name="P11"/>
      <text:p text:style-name="P11"><text:tab/>Wymagany składnia daje nam zdolność do użycia tych semantyk w prawdziwych <text:tab/>programach</text:p>
      <text:p text:style-name="P11"/>
      <text:p text:style-name="P11"><text:tab/><text:span text:style-name="T2">Concepts Lite</text:span></text:p>
      <text:p text:style-name="P12"/>
      <text:p text:style-name="P11"><text:tab/>Zaprojektowany do robienia minimalnych zestawów zmian do języka potrzebnych do <text:tab/>wspierania</text:p>
      <text:p text:style-name="P11"/>
      <text:p text:style-name="P11"><text:tab/>Definicji koneptów</text:p>
      <text:p text:style-name="P11"><text:tab/>Użycia konceptów do ograniczania algorytmów</text:p>
      <text:p text:style-name="P11"><text:tab/>Przeciążania i częściowo specjalizowania opartego na konceptach</text:p>
      <text:p text:style-name="P11"/>
      <text:p text:style-name="P11"><text:tab/><text:span text:style-name="T2">Typ sekwencyjny</text:span></text:p>
      <text:p text:style-name="P12"/>
      <text:p text:style-name="P11"><text:tab/>Jakikolwiek typ <text:span text:style-name="T1">T</text:span> jest <text:span text:style-name="T1">sekwencją </text:span>jeśli T ma następujące typy i operacje, z odpowiednią <text:soft-page-break/><text:tab/>semantyką</text:p>
      <text:p text:style-name="P11"><text:tab/>Element_type&lt;T&gt; // powiązany typ elementu (associated element type)</text:p>
      <text:p text:style-name="P11"><text:tab/>t.size() // ilość elementów w t</text:p>
      <text:p text:style-name="P11"><text:tab/>t.empty() // zwraca prawdę jeśli t.size() == 0</text:p>
      <text:p text:style-name="P11"><text:tab/>t.back() // ostatni element</text:p>
      <text:p text:style-name="P11"><text:tab/>t.push_back(x) //przyłączenie x do t</text:p>
      <text:p text:style-name="P11"/>
      <text:p text:style-name="P11"><text:tab/><text:span text:style-name="T2">Definiowanie konceptów</text:span></text:p>
      <text:p text:style-name="P12"/>
      <text:p text:style-name="P11"><text:tab/>W Concepts Lite</text:p>
      <text:p text:style-name="P11"/>
      <text:p text:style-name="P11"><text:tab/>template&lt;typename T&gt;</text:p>
      <text:p text:style-name="P11"><text:tab/><text:span text:style-name="T15">concept bool</text:span> Sequence(){</text:p>
      <text:p text:style-name="P11"><text:tab/><text:tab/>return</text:p>
      <text:p text:style-name="P11"><text:tab/><text:tab/><text:tab/>requires( typename Element_type&lt;T&gt;; } &amp;&amp;</text:p>
      <text:p text:style-name="P11"><text:tab/><text:tab/><text:tab/>requires (T t, Element_type&lt;T&gt; x) {</text:p>
      <text:p text:style-name="P11"><text:tab/><text:tab/><text:tab/><text:tab/>{ t.size() } → int;</text:p>
      <text:p text:style-name="P11"><text:tab/><text:tab/><text:tab/><text:tab/>{ t.empty() } → bool;</text:p>
      <text:p text:style-name="P11"><text:tab/><text:tab/><text:tab/><text:tab/>{ t.back() } → Element_type&lt;T&gt;;</text:p>
      <text:p text:style-name="P11"><text:tab/><text:tab/><text:tab/><text:tab/>{ t.push_back(x); }</text:p>
      <text:p text:style-name="P11"><text:tab/><text:tab/><text:tab/>};</text:p>
      <text:p text:style-name="P11"><text:tab/>}</text:p>
      <text:p text:style-name="P11"/>
      <text:p text:style-name="P11"><text:tab/><text:span text:style-name="T2">Koncepty i semantyka</text:span></text:p>
      <text:p text:style-name="P12"/>
      <text:p text:style-name="P11"><text:tab/>Concepts Lite nie wspiera specyfikacji wymagań semantycznych <text:s/>na wyrażeniu (semantic <text:tab/>requirements on expression)</text:p>
      <text:p text:style-name="P11"/>
      <text:p text:style-name="P11"><text:tab/>Wciąż istotna część kontraktu</text:p>
      <text:p text:style-name="P11"/>
      <text:p text:style-name="P11"><text:tab/>Muszą być zdefiniowane w dokumentacji referencji konceptu (these must be defined in the <text:tab/>reference documentation of the concept)</text:p>
      <text:p text:style-name="P11"/>
      <text:p text:style-name="P11"><text:tab/><text:span text:style-name="T2">Niewymuszone szablony(</text:span><text:span text:style-name="T3">Uncostrained templates)</text:span></text:p>
      <text:p text:style-name="P12"/>
      <text:p text:style-name="P11"><text:tab/>Pojedynczy algorytm do generowania randomowych sekwencji</text:p>
      <text:p text:style-name="P11"/>
      <text:p text:style-name="P11"><text:tab/>template&lt;typename S&gt;</text:p>
      <text:p text:style-name="P11"><text:tab/>void randomize(S&amp; seq, int n) {</text:p>
      <text:p text:style-name="P11"><text:tab/><text:tab/>for(; n != 0; --n)</text:p>
      <text:p text:style-name="P11"><text:tab/><text:tab/><text:tab/>seq.push_back(random_int());</text:p>
      <text:p text:style-name="P11"><text:tab/><text:tab/>return seq;</text:p>
      <text:p text:style-name="P11"><text:tab/>}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><text:span text:style-name="T10"><text:tab/></text:span><text:span text:style-name="T2">Użycie niewymuszonych szablonów (</text:span><text:span text:style-name="T3">Uncostrained templates)</text:span></text:p>
      <text:p text:style-name="P11"><text:tab/></text:p>
      <text:p text:style-name="P11"><text:tab/>Źle poinformowane użycie algorytmu:</text:p>
      <text:p text:style-name="P11"/>
      <text:p text:style-name="P11"><text:tab/>int seq;</text:p>
      <text:p text:style-name="P11"><text:tab/>randomize(seq, 5); // zastępuje int dla S</text:p>
      <text:p text:style-name="P11"/>
      <text:p text:style-name="P11"><text:tab/>Co efektuje w źle poinformowanym programie i prawdopodobnie kilka brzydkich <text:tab/>wiadomości błędów.</text:p>
      <text:p text:style-name="P11"/>
      <text:p text:style-name="P12"><text:span text:style-name="T9"><text:tab/></text:span>Wymuszające szablony(<text:span text:style-name="T1">Constraining templates)</text:span></text:p>
      <text:p text:style-name="P22"/>
      <text:p text:style-name="P11"><text:tab/>Kiedy koncepty są użyte do ograniczania szablonu, sprawdzamy czy argumenty szablonu <text:tab/>zaspokajają ich wymagania przed inicjowaniem</text:p>
      <text:p text:style-name="P11"/>
      <text:p text:style-name="P11"><text:tab/>Ograniczenia są sprawdzane w momecie użycia</text:p>
      <text:p text:style-name="P12"/>
      <text:p text:style-name="P11"><text:tab/>Ograniczony generyczny algorytm do generowania randomowych sekwencji</text:p>
      <text:p text:style-name="P11"/>
      <text:p text:style-name="P11"><text:tab/>template&lt;<text:span text:style-name="T15">Sequence</text:span> S&gt;</text:p>
      <text:p text:style-name="P11"><text:tab/>void randomize(S&amp; seq, int n) {</text:p>
      <text:p text:style-name="P11"><text:tab/><text:tab/>for(; n!= 0; --n)</text:p>
      <text:p text:style-name="P11"><text:tab/><text:tab/><text:tab/>seq.push_back(random_int());</text:p>
      <text:p text:style-name="P11"><text:tab/><text:tab/>return seq;</text:p>
      <text:p text:style-name="P11"><text:tab/>}</text:p>
      <text:p text:style-name="P11"/>
      <text:p text:style-name="P11"><text:tab/>Wciąż źle poinformowane użycie algoytmu:</text:p>
      <text:p text:style-name="P11"/>
      <text:p text:style-name="P11"><text:tab/>int seq;</text:p>
      <text:p text:style-name="P11"><text:tab/>randomize(seq, 0); // int zaspokaja (<text:span text:style-name="T1">satisfy) </text:span>Sequence?</text:p>
      <text:p text:style-name="P11"/>
      <text:p text:style-name="P11"><text:tab/>Wciąż źle uformowane (<text:span text:style-name="T1">ill-formed), </text:span>ale dostaniesz ładniejszy błąd:</text:p>
      <text:p text:style-name="P11"/>
      <text:p text:style-name="P11"><text:tab/><text:span text:style-name="T10">error: cannot call 'randomize(seq,0)'</text:span></text:p>
      <text:p text:style-name="P23"><text:tab/>error: 'Sequence&lt;int&gt;()' not satisfied</text:p>
      <text:p text:style-name="P23"/>
      <text:p text:style-name="P12"><text:span text:style-name="T9"><text:tab/></text:span>Ograniczenia 'Multi-type'</text:p>
      <text:p text:style-name="P11"><text:tab/></text:p>
      <text:p text:style-name="P11"><text:tab/>Często, algorytmy dotyczą wieokrotnych zastępników(<text:span text:style-name="T1">placeholders)</text:span></text:p>
      <text:p text:style-name="P19"/>
      <text:p text:style-name="P11"><text:tab/>template&lt;Sequence s, typename P&gt;</text:p>
      <text:p text:style-name="P11"><text:tab/>int count(S const&amp; seq, P pred) {</text:p>
      <text:p text:style-name="P11"><text:tab/><text:tab/>int n = 0;</text:p>
      <text:p text:style-name="P11"><text:tab/><text:tab/>for(Element_type&lt;S&gt; const&amp; x: seq)</text:p>
      <text:p text:style-name="P11"><text:tab/><text:tab/><text:tab/>if(pred(x)) ++n;</text:p>
      <text:p text:style-name="P11"><text:tab/><text:tab/>return n;</text:p>
      <text:p text:style-name="P11"><text:tab/>}</text:p>
      <text:p text:style-name="P11"><text:tab/></text:p>
      <text:p text:style-name="P11"><text:tab/>Ten algorytm jest <text:span text:style-name="T10">under_constrained</text:span></text:p>
      <text:p text:style-name="P23"/>
      <text:p text:style-name="P23"><text:tab/></text:p>
      <text:p text:style-name="P24"><text:soft-page-break/></text:p>
      <text:p text:style-name="P11"><text:span text:style-name="T10"><text:tab/></text:span><text:span text:style-name="T2">Szablony </text:span><text:span text:style-name="T11">Under Constrained</text:span></text:p>
      <text:p text:style-name="P24"/>
      <text:p text:style-name="P11"><text:tab/>Cierpią na ten sam problem co <text:span text:style-name="T2">niewymuszone szablony (</text:span><text:span text:style-name="T3">Uncostrained templates)</text:span></text:p>
      <text:p text:style-name="P22"/>
      <text:p text:style-name="P11"><text:span text:style-name="T1"><text:tab/></text:span>Błędy złapane podczas podstawienia zamiast celu użycia, brzydkie komunikaty błędów</text:p>
      <text:p text:style-name="P11"/>
      <text:p text:style-name="P11"><text:tab/>Nie definiuj częściowo interfejsów</text:p>
      <text:p text:style-name="P11"><text:tab/>Wylicz wszystkie ograniczenia jako część interfejsu</text:p>
      <text:p text:style-name="P11"/>
      <text:p text:style-name="P11"><text:tab/>template&lt;Sequence s, typename P&gt;</text:p>
      <text:p text:style-name="P11"><text:tab/><text:tab/><text:span text:style-name="T15">requires Predicate&lt;P, Element_type&lt;S&gt;&gt;()</text:span></text:p>
      <text:p text:style-name="P11"><text:tab/>int count(S const&amp; seq, P pred) {</text:p>
      <text:p text:style-name="P11"><text:tab/><text:tab/>int n = 0;</text:p>
      <text:p text:style-name="P11"><text:tab/><text:tab/>for(Element_type&lt;S&gt; const&amp; x: seq)</text:p>
      <text:p text:style-name="P11"><text:tab/><text:tab/><text:tab/>if(pred(x)) ++n;</text:p>
      <text:p text:style-name="P11"><text:tab/><text:tab/>return n;</text:p>
      <text:p text:style-name="P11"><text:tab/>}</text:p>
      <text:p text:style-name="P11"/>
      <text:p text:style-name="P11"><text:tab/><text:span text:style-name="T2">Koncepty Multi-Type</text:span></text:p>
      <text:p text:style-name="P12"/>
      <text:p text:style-name="P11"><text:tab/>Np.</text:p>
      <text:p text:style-name="P11"/>
      <text:p text:style-name="P11"><text:tab/>template&lt;typename P, typename … Args&gt;</text:p>
      <text:p text:style-name="P11"><text:tab/>concept bool Predicate() {</text:p>
      <text:p text:style-name="P11"><text:tab/><text:tab/>return requires(P pred, Args... args){</text:p>
      <text:p text:style-name="P11"><text:tab/><text:tab/><text:tab/>{ pred(args...) } → bool;</text:p>
      <text:p text:style-name="P11"><text:tab/><text:tab/>};</text:p>
      <text:p text:style-name="P11"><text:tab/>}</text:p>
      <text:p text:style-name="P11"/>
      <text:p text:style-name="P11"><text:tab/>Bardzo skomplikowane ograniczenia</text:p>
      <text:p text:style-name="P11"/>
      <text:p text:style-name="P11"><text:tab/>Minusem całkowicie ograniczających szablonów jest to że mogą być one skomplikowane <text:tab/>kiedy wiele zastępników (<text:span text:style-name="T1">placeholders) </text:span>są zaangażowane(<text:span text:style-name="T1">involved) </text:span></text:p>
      <text:p text:style-name="P11"><text:tab/></text:p>
      <text:p text:style-name="P11"><text:tab/>template&lt;typename I1, typename I2, typename Op1, typename Op2, typename T&gt;</text:p>
      <text:p text:style-name="P11"><text:tab/><text:tab/>requires /* wiele rzeczy*/</text:p>
      <text:p text:style-name="P11"><text:tab/>T inner_product(I1, I2, Op1, Op2, T);</text:p>
      <text:p text:style-name="P11"/>
      <text:p text:style-name="P11"><text:tab/>Wprowadzenie szablonów (<text:span text:style-name="T1">Template Introduction)</text:span></text:p>
      <text:p text:style-name="P19"><text:tab/></text:p>
      <text:p text:style-name="P11"><text:span text:style-name="T1"><text:tab/></text:span>używają konceptów do wywiedzenia (<text:span text:style-name="T1">derive) </text:span>deklaracji parametrów szablonu i ich <text:tab/>powiązanych wymagań</text:p>
      <text:p text:style-name="P11"/>
      <text:p text:style-name="P8"><text:tab/>Generalized_inner_products {I1, I2, Op1, Op2, T}</text:p>
      <text:p text:style-name="P11"><text:tab/>T inner_product(I1, I2, Op1, Op2, T);</text:p>
      <text:p text:style-name="P11"/>
      <text:p text:style-name="P11"><text:tab/>Również użyteczne dla wielu algorytmów które mają dokładnie te same parametry i <text:tab/>wymagania</text:p>
      <text:p text:style-name="P11"/>
      <text:p text:style-name="P11"><text:tab/>Mergeable{I1, I2, 0} set_union(I1, I1, I2, 0);</text:p>
      <text:p text:style-name="P11"><text:tab/>Mergeable{I1, I2, 0} set_intersect(I1, I1, I2, 0);</text:p>
      <text:p text:style-name="P11"><text:soft-page-break/><text:tab/>Mergeable{I1, I2, 0} set_difference(I1, I1, I2, 0);</text:p>
      <text:p text:style-name="P11"/>
      <text:p text:style-name="P11"><text:tab/><text:span text:style-name="T2">Prosty ograniczony szablon</text:span></text:p>
      <text:p text:style-name="P12"/>
      <text:p text:style-name="P11"><text:tab/>Dla wielu prostych algorytmów generycznych, możemy uniknąć pisania szablonów <text:tab/>wszystkich razem</text:p>
      <text:p text:style-name="P11"/>
      <text:p text:style-name="P11"><text:tab/>void reverse(Sequence&amp; s) {</text:p>
      <text:p text:style-name="P11"><text:tab/><text:tab/>// odwraca elementy s</text:p>
      <text:p text:style-name="P11"><text:tab/>}</text:p>
      <text:p text:style-name="P11"/>
      <text:p text:style-name="P11"><text:tab/>Sequence to nazwa konceptu, użyty jako specyfikator typu(<text:span text:style-name="T1">type specifier)</text:span></text:p>
      <text:p text:style-name="P19"/>
      <text:p text:style-name="P11"><text:span text:style-name="T1"><text:tab/></text:span><text:span text:style-name="T2">Przeciążenie z ograniczeniami (</text:span><text:span text:style-name="T3">Overloading with constraints)</text:span></text:p>
      <text:p text:style-name="P19"/>
      <text:p text:style-name="P11"><text:span text:style-name="T1"><text:tab/></text:span>template&lt;Sequence S&gt;</text:p>
      <text:p text:style-name="P11"><text:tab/><text:tab/>requires Equality_comparable&lt;Element_type&lt;S&gt;&gt;()</text:p>
      <text:p text:style-name="P11"><text:tab/>Iterator_type&lt;S&gt; find(S const&amp;, Element_type&lt;S&gt; x) {</text:p>
      <text:p text:style-name="P11"><text:tab/><text:tab/>return find(s.begin(), s.end(), x);</text:p>
      <text:p text:style-name="P11"><text:tab/>}</text:p>
      <text:p text:style-name="P11"/>
      <text:p text:style-name="P11"><text:tab/>template&lt;Set S&gt;</text:p>
      <text:p text:style-name="P11"><text:tab/>Iterator_type&lt;S&gt; find(S const&amp;, Element_type&lt;S&gt; x){</text:p>
      <text:p text:style-name="P11"><text:tab/><text:tab/>return s.find(x);</text:p>
      <text:p text:style-name="P11"><text:tab/>}</text:p>
      <text:p text:style-name="P11"/>
      <text:p text:style-name="P11"><text:tab/><text:span text:style-name="T2">Wybór najlepszego kandydata</text:span></text:p>
      <text:p text:style-name="P12"/>
      <text:p text:style-name="P11"><text:tab/>template&lt;Input_iterator I&gt;</text:p>
      <text:p text:style-name="P11"><text:tab/>void advance(I&amp; i, <text:s/>int n);</text:p>
      <text:p text:style-name="P11"/>
      <text:p text:style-name="P11"><text:tab/>template&lt;Bidirectional_iterator I&gt;</text:p>
      <text:p text:style-name="P11"><text:tab/>void advance(I&amp; i, int n);</text:p>
      <text:p text:style-name="P11"/>
      <text:p text:style-name="P11"><text:tab/>template&lt;Random_access_iterator I&gt;</text:p>
      <text:p text:style-name="P11"><text:tab/>void advance(I&amp; i, int n);</text:p>
      <text:p text:style-name="P11"/>
      <text:p text:style-name="P11"><text:tab/>Częściowa specjalizacja (<text:span text:style-name="T1">Partial Specialization)</text:span></text:p>
      <text:p text:style-name="P19"/>
      <text:p text:style-name="P11"><text:span text:style-name="T1"><text:tab/></text:span>template&lt;typename T&gt;</text:p>
      <text:p text:style-name="P11"><text:tab/>class complex;</text:p>
      <text:p text:style-name="P11"/>
      <text:p text:style-name="P11"><text:tab/>template&lt;Floating_point T&gt;</text:p>
      <text:p text:style-name="P11"><text:tab/>class complex&lt;T&gt; { /* Usual complex numbers */}</text:p>
      <text:p text:style-name="P11"/>
      <text:p text:style-name="P11"><text:tab/>template&lt;Integral T&gt;</text:p>
      <text:p text:style-name="P11"><text:tab/>class complex&lt;T&gt; { /* Gaussion integers*/ }</text:p>
      <text:p text:style-name="P11"/>
      <text:p text:style-name="P12"><text:span text:style-name="T9"><text:tab/></text:span>Podsumowanie</text:p>
      <text:p text:style-name="P12"/>
      <text:p text:style-name="P11"><text:tab/>Różne typy często dzielą operacje z tą samą nazwą i powiązaną semantyką</text:p>
      <text:p text:style-name="P11"/>
      <text:p text:style-name="P11"><text:soft-page-break/><text:tab/>Koncepty są predykatami które definiują zestawy typów przez ich wspóldzielone operacje</text:p>
      <text:p text:style-name="P11"><text:tab/>Koncepty umożliwiają programowanie generyczne.</text:p>
      <text:p text:style-name="P11"><text:tab/>Szablony pomagają też.</text:p>
      <text:p text:style-name="P11"/>
      <text:p text:style-name="P11"><text:tab/>Koncepty są używane do ograniczania algorytmów.</text:p>
      <text:p text:style-name="P11"><text:tab/>Przeciążanie i specjalizacja(<text:span text:style-name="T1">specialization</text:span>) z konceptami jest super.</text:p>
      <text:p text:style-name="P11"/>
      <text:p text:style-name="P11"><text:tab/><text:span text:style-name="T2">Zarysowanie powierzchni (</text:span><text:span text:style-name="T3">Scratching the surface</text:span><text:span text:style-name="T2">)</text:span></text:p>
      <text:p text:style-name="P12"/>
      <text:p text:style-name="P11"><text:tab/>Projektowanie konceptów</text:p>
      <text:p text:style-name="P11"><text:tab/>Efektywne projektowanie bibliotek</text:p>
      <text:p text:style-name="P11"><text:tab/>Specyfikacja języka</text:p>
      <text:p text:style-name="P11"><text:tab/>Przyszłość konceptów</text:p>
      <text:p text:style-name="P11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Zbierowski</meta:initial-creator>
    <meta:creation-date>2017-07-15T16:03:54.68</meta:creation-date>
    <dc:date>2017-07-30T16:09:14.54</dc:date>
    <dc:creator>Maciej Zbierowski</dc:creator>
    <meta:editing-duration>PT8H49M8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11" meta:paragraph-count="325" meta:word-count="2005" meta:character-count="15496"/>
  </office:meta>
</office:document-meta>
</file>